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8.173cm" fo:margin-left="0.085cm" fo:margin-right="0.743cm" fo:break-before="auto" fo:break-after="auto" table:align="margins"/>
    </style:style>
    <style:style style:name="Таблица1.A" style:family="table-column">
      <style:table-column-properties style:column-width="3.069cm" style:rel-column-width="1740*"/>
    </style:style>
    <style:style style:name="Таблица1.B" style:family="table-column">
      <style:table-column-properties style:column-width="15.104cm" style:rel-column-width="8563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Text_20_body">
      <style:paragraph-properties fo:text-align="justify" style:justify-single-word="false"/>
      <style:text-properties style:font-name="Cambria" fo:language="ru" fo:country="RU" style:font-name-asian="Times New Roman2" style:font-name-complex="Times New Roman2"/>
    </style:style>
    <style:style style:name="P7" style:family="paragraph" style:parent-style-name="Text_20_body">
      <style:paragraph-properties fo:text-align="center" style:justify-single-word="false"/>
      <style:text-properties style:font-name="Cambria" fo:language="ru" fo:country="RU" style:font-name-asian="Times New Roman2" style:font-name-complex="Times New Roman2"/>
    </style:style>
    <style:style style:name="P8" style:family="paragraph" style:parent-style-name="Text_20_body">
      <style:paragraph-properties fo:text-align="justify" style:justify-single-word="false"/>
      <style:text-properties style:font-name="Cambria" fo:language="ru" fo:country="RU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Cambria" fo:language="ru" fo:country="RU" fo:font-style="normal" fo:font-weight="bold" style:font-name-asian="Times New Roman2" style:font-style-asian="normal" style:font-weight-asian="bold" style:font-name-complex="Times New Roman2" style:font-style-complex="normal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Cambria" fo:language="ru" fo:country="RU" fo:font-weight="bold" style:font-name-asian="Times New Roman2" style:font-weight-asian="bold" style:font-name-complex="Times New Roman2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font-name="Cambria"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Cambria" fo:language="en" fo:country="US" style:font-name-asian="Times New Roman2" style:font-name-complex="Times New Roman2"/>
    </style:style>
    <style:style style:name="P13" style:family="paragraph" style:parent-style-name="Text_20_body">
      <style:paragraph-properties fo:text-align="justify" style:justify-single-word="false"/>
      <style:text-properties style:font-name="Cambria" fo:language="en" fo:country="US" fo:font-style="italic" fo:font-weight="normal" style:font-style-asian="italic" style:font-weight-asian="normal" style:font-style-complex="italic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Cambria"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Cambria" fo:language="en" fo:country="US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asian="Times New Roman2" style:font-name-complex="Times New Roman2"/>
    </style:style>
    <style:style style:name="T3" style:family="text">
      <style:text-properties fo:language="ru" fo:country="RU" fo:font-style="normal" style:font-name-asian="Times New Roman2" style:font-style-asian="normal" style:font-name-complex="Times New Roman2" style:font-style-complex="normal"/>
    </style:style>
    <style:style style:name="T4" style:family="text">
      <style:text-properties fo:language="ru" fo:country="RU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asian="Times New Roman2" style:font-name-complex="Times New Roman2"/>
    </style:style>
    <style:style style:name="T7" style:family="text">
      <style:text-properties fo:language="en" fo:country="US" fo:font-style="italic" style:font-name-asian="Times New Roman2" style:font-style-asian="italic" style:font-name-complex="Times New Roman2" style:font-style-complex="italic"/>
    </style:style>
    <style:style style:name="T8" style:family="text">
      <style:text-properties style:font-name-asian="Times New Roman2" style:font-name-complex="Times New Roman2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name-asian="Times New Roman2" style:font-style-asian="normal" style:font-name-complex="Times New Roman2" style:font-style-complex="normal"/>
    </style:style>
    <style:style style:name="T11" style:family="text">
      <style:text-properties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2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0.981cm" svg:height="0.981cm" draw:z-index="0"><draw:image xlink:href="../images/0210.png" xlink:type="simple" xlink:show="embed" xlink:actuate="onLoad"/></draw:frame></text:p>
          </table:table-cell>
          <table:table-cell table:style-name="Таблица1.B1" office:value-type="string">
            <text:h text:style-name="P1" text:outline-level="1">Дискретный интегратор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2"><text:span text:style-name="T5"><draw:frame draw:style-name="fr1" draw:name="Графический объект2" text:anchor-type="as-char" svg:width="2.09cm" svg:height="1.61cm" draw:z-index="1"><draw:image xlink:href="../images/0210s.png" xlink:type="simple" xlink:show="embed" xlink:actuate="onLoad"/></draw:frame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5"><text:span text:style-name="T8">Блок используется для выполнения интегрирования в дискретных системах. В качестве аппроксимации передаточной функции </text:span><text:span text:style-name="T7">1/s</text:span><text:span text:style-name="T6"> </text:span><text:span text:style-name="T8">используется выражение </text:span><text:span text:style-name="T7">T/(z-1). </text:span><text:span text:style-name="T10">Расчет выхода блока происходит по следующему выражению:</text:span></text:p>
            <text:p text:style-name="P7"><draw:frame draw:style-name="fr2" draw:name="Объект1" text:anchor-type="as-char" svg:width="4.902cm" svg:height="0.485cm" draw:z-index="2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6">где: </text:p>
            <text:p text:style-name="P12"><text:span text:style-name="T9">y</text:span> – <text:span text:style-name="T1">выход интегратора;</text:span></text:p>
            <text:p text:style-name="P12"><text:span text:style-name="T9">u</text:span> – <text:span text:style-name="T1">входной сигнал;</text:span></text:p>
            <text:p text:style-name="P12"><text:span text:style-name="T9">T</text:span> – п<text:span text:style-name="T1">ериод квантования;</text:span></text:p>
            <text:p text:style-name="P12"><text:span text:style-name="T9">k</text:span> – <text:span text:style-name="T1">номер шага моделирования.</text:span></text:p>
            <text:p text:style-name="P6"/>
            <text:p text:style-name="P10">Входы:</text:p>
            <text:p text:style-name="P13"><text:span text:style-name="T8">Port_0 – </text:span><text:span text:style-name="T3">порт для входного сигнала интегратора.</text:span></text:p>
            <text:p text:style-name="P8"/>
            <text:p text:style-name="P9">Выходы:</text:p>
            <text:p text:style-name="P13"><text:span text:style-name="T8">Port_1</text:span><text:span text:style-name="T2"> </text:span><text:span text:style-name="T8">–</text:span><text:span text:style-name="T3"> выходной порт результата интегрирования входного сигнала</text:span><text:span text:style-name="T8">.</text:span></text:p>
            <text:p text:style-name="P14"/>
            <text:p text:style-name="P9">Свойства:</text:p>
            <text:p text:style-name="P15"><text:span text:style-name="T12">k – </text:span><text:span text:style-name="T4">коэффициент усиления;</text:span></text:p>
            <text:p text:style-name="P15"><text:span text:style-name="T12">tau – </text:span><text:span text:style-name="T11">п</text:span><text:span text:style-name="T4">ериод крантования;</text:span></text:p>
            <text:p text:style-name="P15"><text:span text:style-name="T12">y0 – </text:span><text:span text:style-name="T4">начальные условия.</text:span></text:p>
            <text:p text:style-name="P11"/>
            <text:p text:style-name="P9">Параметры:</text:p>
            <text:p text:style-name="P11">Блок не имеет параметров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скретный интегратор</dc:title>
    <dc:date>2016-09-20T16:32:21.71</dc:date>
    <meta:generator>OpenOffice/4.1.1$Win32 OpenOffice.org_project/411m6$Build-9775</meta:generator>
    <meta:editing-duration>PT5H20M32S</meta:editing-duration>
    <meta:editing-cycles>97</meta:editing-cycles>
    <dc:creator>ILYA KUBENSKIY</dc:creator>
    <meta:document-statistic meta:table-count="1" meta:image-count="2" meta:object-count="1" meta:page-count="1" meta:paragraph-count="22" meta:word-count="83" meta:character-count="589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k</mi>
          </mrow>
          <mo stretchy="false">)</mo>
        </mrow>
        <mo stretchy="false">=</mo>
        <mi>y</mi>
      </mrow>
      <mrow>
        <mrow>
          <mo stretchy="false">(</mo>
          <mrow>
            <mrow>
              <mi>k</mi>
              <mo stretchy="false">−</mo>
              <mn>1</mn>
            </mrow>
          </mrow>
          <mo stretchy="false">)</mo>
        </mrow>
        <mo stretchy="false">+</mo>
        <mrow>
          <mi>T</mi>
          <mo stretchy="false">⋅</mo>
          <mi>u</mi>
        </mrow>
      </mrow>
      <mrow>
        <mo stretchy="false">(</mo>
        <mrow>
          <mrow>
            <mi>k</mi>
            <mo stretchy="false">−</mo>
            <mn>1</mn>
          </mrow>
        </mrow>
        <mo stretchy="false">)</mo>
      </mrow>
    </mrow>
    <annotation encoding="StarMath 5.0">y(k)=y(k-1)+T cdot u(k-1)</annotation>
  </semantics>
</math>
</file>